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28939e" officeooo:paragraph-rsid="006dfe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officeooo:rsid="0070de8b" officeooo:paragraph-rsid="00750fca"/>
    </style:style>
    <style:style style:name="P8" style:family="paragraph" style:parent-style-name="Text_20_body">
      <style:text-properties fo:font-weight="normal" officeooo:rsid="00730754" officeooo:paragraph-rsid="00750fca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language="fr" fo:country="FR" fo:font-style="normal" fo:font-weight="bold" officeooo:rsid="004c4d00" officeooo:paragraph-rsid="006dfe9a" style:font-style-asian="normal" style:font-weight-asian="bold" style:font-style-complex="normal" style:font-weight-complex="bold"/>
    </style:style>
    <style:style style:name="P10" style:family="paragraph" style:parent-style-name="Title">
      <style:paragraph-properties fo:margin-top="0cm" fo:margin-bottom="0cm" style:contextual-spacing="false"/>
      <style:text-properties style:font-name="Calibri" fo:font-size="18pt" style:text-underline-style="none" officeooo:rsid="000cc793" officeooo:paragraph-rsid="008198c0" style:font-size-asian="18pt" style:font-size-complex="18pt"/>
    </style:style>
    <style:style style:name="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2pt" fo:font-weight="normal" officeooo:rsid="00876f8c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788ba5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0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12" style:family="text">
      <style:text-properties fo:color="#3465a4" loext:opacity="100%" fo:font-weight="bold" officeooo:rsid="008198c0" style:font-name-asian="Noto Sans CJK SC" style:font-weight-asian="bold" style:font-name-complex="Lohit Devanagari" style:font-weight-complex="bold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718f69"/>
    </style:style>
    <style:style style:name="T17" style:family="text">
      <style:text-properties fo:font-weight="bold" officeooo:rsid="00718f69" style:font-weight-asian="bold" style:font-weight-complex="bold"/>
    </style:style>
    <style:style style:name="T18" style:family="text">
      <style:text-properties fo:font-weight="normal" officeooo:rsid="00718f69" style:font-weight-asian="normal" style:font-weight-complex="normal"/>
    </style:style>
    <style:style style:name="T19" style:family="text">
      <style:text-properties fo:font-weight="normal" officeooo:rsid="0072f289" style:font-weight-asian="normal" style:font-weight-complex="normal"/>
    </style:style>
    <style:style style:name="T20" style:family="text">
      <style:text-properties fo:font-weight="normal" officeooo:rsid="00730754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Dossier : Comment a t-on su comment naissent et meurent les étoiles ?</text:span></text:p>
      <text:p text:style-name="P3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9">Votre mission-travail à réaliser </text:span><text:span text:style-name="T10">:</text:span></text:p>
      <text:p text:style-name="P7">À l'aide des documents fourni<text:span text:style-name="T16">s</text:span>, <text:span text:style-name="T16">et éventuellement de vos recherches, </text:span><text:span text:style-name="T17">réaliser</text:span><text:span text:style-name="T18"> une affiche qui </text:span><text:span text:style-name="T19">réponde à la question, en présentant l'histoire de l'idée </text:span><text:span text:style-name="T20">et</text:span><text:span text:style-name="T19"> </text:span><text:span text:style-name="T20">les arguments <text:s/>qui ont émergé au cours du temps.</text:span></text:p>
      <text:p text:style-name="P8"/>
      <text:p text:style-name="P9"/>
      <text:p text:style-name="P5"/>
      <text:p text:style-name="P2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8">Un peu d'histoire..</text:span><text:span text:style-name="T7">.</text:span></text:p>
      <text:p text:style-name="Text_20_body"><text:span text:style-name="T14">L</text:span><text:span text:style-name="T15">e texte du document</text:span>.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2pt" fo:font-weight="normal" officeooo:rsid="00876f8c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ossier : Comment a t-on su </text:span><text:span text:style-name="MT2">comment naissent et meurent les étoiles </text:span><text:span text:style-name="MT1">?</text:span><text:span text:style-name="MT3"><text:tab/><text:tab/><text:tab/><text:tab/><text:tab/><text:tab/> <text:s text:c="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3M28S</meta:editing-duration>
    <meta:editing-cycles>33</meta:editing-cycles>
    <meta:generator>LibreOffice/7.0.4.2$Linux_X86_64 LibreOffice_project/00$Build-2</meta:generator>
    <meta:creation-date>2021-02-11T10:59:54.903285377</meta:creation-date>
    <meta:initial-creator>J Cercy</meta:initial-creator>
    <dc:date>2021-04-01T17:38:57.240505848</dc:date>
    <dc:creator>J Cercy</dc:creator>
    <meta:document-statistic meta:table-count="0" meta:image-count="1" meta:object-count="0" meta:page-count="1" meta:paragraph-count="6" meta:word-count="74" meta:character-count="446" meta:non-whitespace-character-count="363"/>
  </office:meta>
</office:document-meta>
</file>